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434343" style:text-line-through-style="none" style:font-name="Arial1" fo:font-size="14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79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79%" fo:text-align="justify" style:justify-single-word="false" style:writing-mode="lr-tb"/>
      <style:text-properties fo:font-weight="normal"/>
    </style:style>
    <style:style style:name="P6" style:family="paragraph" style:parent-style-name="Text_20_body">
      <style:paragraph-properties fo:margin-left="1.249cm" fo:margin-right="0cm" fo:margin-top="0cm" fo:margin-bottom="0cm" fo:line-height="179%" fo:text-align="justify" style:justify-single-word="false" fo:text-indent="0cm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1.249cm" fo:margin-right="0cm" fo:margin-top="0cm" fo:margin-bottom="0cm" fo:line-height="179%" fo:text-align="justify" style:justify-single-word="false" fo:text-indent="0cm" style:auto-text-indent="false" style:writing-mode="lr-tb"/>
    </style:style>
    <style:style style:name="P8" style:family="paragraph" style:parent-style-name="Text_20_body">
      <style:paragraph-properties fo:margin-left="1.249cm" fo:margin-right="0cm" fo:margin-top="0cm" fo:margin-bottom="0cm" fo:line-height="179%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fo:line-height="179%" fo:text-align="justify" style:justify-single-word="false" fo:text-indent="1.249cm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1cm" fo:margin-right="0cm" fo:margin-top="0cm" fo:margin-bottom="0cm" fo:line-height="179%" fo:text-indent="0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1.27cm" fo:margin-right="0cm" fo:margin-top="0cm" fo:margin-bottom="0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Heading_20_3"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Heading_20_3">
      <style:paragraph-properties fo:margin-top="0.564cm" fo:margin-bottom="0.141cm" fo:line-height="179%" fo:text-align="justify" style:justify-single-word="false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4" style:family="paragraph" style:parent-style-name="Heading_20_3">
      <style:paragraph-properties fo:margin-left="0cm" fo:margin-right="0cm" fo:margin-top="0cm" fo:margin-bottom="0cm" fo:line-height="179%" fo:text-align="justify" style:justify-single-word="false" fo:text-indent="0cm" style:auto-text-indent="false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5" style:family="paragraph" style:parent-style-name="Heading_20_3">
      <style:paragraph-properties fo:margin-top="0.564cm" fo:margin-bottom="0.141cm" fo:line-height="179%" fo:text-align="justify" style:justify-single-word="false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weight="normal"/>
    </style:style>
    <style:style style:name="P19" style:family="paragraph" style:parent-style-name="Text_20_body">
      <style:paragraph-properties fo:margin-top="0cm" fo:margin-bottom="0cm" fo:line-height="179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1.249cm" fo:margin-right="0cm" fo:margin-top="0cm" fo:margin-bottom="0cm" fo:line-height="138%" fo:text-indent="0cm" style:auto-text-indent="false" style:writing-mode="lr-tb"/>
      <style:text-properties fo:font-weight="normal"/>
    </style:style>
    <style:style style:name="P21" style:family="paragraph" style:parent-style-name="Text_20_body">
      <style:paragraph-properties fo:margin-left="1cm" fo:margin-right="0cm" fo:margin-top="0cm" fo:margin-bottom="0cm" fo:line-height="179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style:text-underline-style="solid" style:text-underline-width="auto" style:text-underline-color="font-color" fo:font-weight="normal" style:text-blinking="false" fo:background-color="transparent"/>
    </style:style>
    <style:style style:name="T10" style:family="text"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fo:font-variant="normal" fo:text-transform="none" fo:color="#000000" style:font-name="Arial1" fo:font-size="11pt" fo:font-style="normal" style:text-underline-style="none" fo:font-weight="normal" fo:background-color="transparent"/>
    </style:style>
    <style:style style:name="T13" style:family="text"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T14" style:family="text">
      <style:text-properties fo:font-weight="normal"/>
    </style:style>
    <style:style style:name="T15" style:family="text">
      <style:text-properties style:font-name="Arial" fo:font-weight="normal"/>
    </style:style>
    <style:style style:name="T16" style:family="text">
      <style:text-properties style:font-name="Ari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EJERCICIOS NORMALIZACIÓN <text:s text:c="4"/></text:h>
      <text:p text:style-name="P2">Juan Francisco Sanchez Castelblanque</text:p>
      <text:h text:style-name="P12" text:outline-level="3"><text:bookmark text:name="docs-internal-guid-8e845d89-7fff-486a-99c3-b91161959049"/>EJERCICIO 1</text:h>
      <text:p text:style-name="P3">"Un proveedor provee varias piezas"</text:p>
      <text:p text:style-name="P3">"Una pieza es proveída por un proveedor"</text:p>
      <text:p text:style-name="Text_20_body"/>
      <text:p text:style-name="P6"><text:span text:style-name="T1">ARTICULO (</text:span><text:span text:style-name="T10">codigo_articulo</text:span><text:span text:style-name="T1">, descripción, precio, dni_proveedor(CA))</text:span></text:p>
      <text:p text:style-name="P7"><text:span text:style-name="T2">PROVEEDOR (</text:span><text:span text:style-name="T4">dni_prov</text:span><text:span text:style-name="T2">, </text:span><text:span text:style-name="T4">teléfono_proveedor</text:span><text:span text:style-name="T2">)</text:span></text:p>
      <text:p text:style-name="P16"/>
      <text:p text:style-name="P1">EJERCICIO 2</text:p>
      <text:p text:style-name="Standard"/>
      <text:p text:style-name="P4">El mismo artículo lo suministran varios proveedores y todos al mismo precio, el proveedor suministra varios artículos.</text:p>
      <text:p text:style-name="Text_20_body"/>
      <text:p text:style-name="P9"><text:span text:style-name="T1">ARTICULO</text:span><text:span text:style-name="T6"> </text:span><text:span text:style-name="T3">(</text:span><text:span text:style-name="T10">codigo</text:span><text:span text:style-name="T1">, descripción</text:span><text:span text:style-name="T3">)</text:span></text:p>
      <text:p text:style-name="P5"><text:span text:style-name="T1"><text:tab/>PROVEEDOR (</text:span><text:span text:style-name="T10">cod_proveedor</text:span><text:span text:style-name="T1">)</text:span></text:p>
      <text:p text:style-name="P4"><text:tab/>ARTICULO_PROVEEDOR (cod_proveedor(CA), codigo(CA), precio) </text:p>
      <text:p text:style-name="Text_20_body"/>
      <text:h text:style-name="P12" text:outline-level="3"><text:bookmark text:name="docs-internal-guid-65e8151a-7fff-7139-a7f8-729807c629f6"/>EJERCICIO 3</text:h>
      <text:p text:style-name="P4">El mismo artículo lo suministra varios proveedores y cada proveedor a su precio, el proveedor suministra varios artículos.</text:p>
      <text:p text:style-name="Text_20_body"/>
      <text:p text:style-name="P9"><text:span text:style-name="T1">ARTICULO</text:span><text:span text:style-name="T6"> </text:span><text:span text:style-name="T3">(</text:span><text:span text:style-name="T10">Código</text:span><text:span text:style-name="T1">, descripción</text:span><text:span text:style-name="T3">)</text:span></text:p>
      <text:p text:style-name="P20"><text:span text:style-name="T1">PROVEEDOR (</text:span><text:span text:style-name="T10">cod_proveedor</text:span><text:span text:style-name="T1">, precio)</text:span></text:p>
      <text:p text:style-name="P20"><text:span text:style-name="T1">ARTICULO_PROVEEDOR (cod_proveedor(CA), codigo(CA))</text:span></text:p>
      <text:p text:style-name="P20"><text:span text:style-name="T1"/></text:p>
      <text:p text:style-name="P18"><text:span text:style-name="T1"/></text:p>
      <text:p text:style-name="P18"><text:span text:style-name="T1"/></text:p>
      <text:p text:style-name="P17"/>
      <text:h text:style-name="P13" text:outline-level="3"><text:soft-page-break/></text:h>
      <text:h text:style-name="P13" text:outline-level="3">EJERCICIO 4</text:h>
      <text:p text:style-name="P4">Cada libro solo se presta 1 vez en un mismo día (o sea en una misma fecha), un socio puede coger el mismo libro en diferentes fechas.</text:p>
      <text:p text:style-name="Text_20_body"><text:span text:style-name="T14"/></text:p>
      <text:p text:style-name="Text_20_body"><text:span text:style-name="T15">LIBRO (</text:span><text:span text:style-name="T16">co_libro</text:span><text:span text:style-name="T15">, titulo, editorial)</text:span><text:span text:style-name="T14"><text:line-break/></text:span><text:span text:style-name="T2">PRESTAMO (</text:span><text:span text:style-name="T12">co_libro(CA)</text:span><text:span text:style-name="T2">, </text:span><text:span text:style-name="T11">fecha_prestamo</text:span><text:span text:style-name="T2">, num_socio(CA), fecha_dev)</text:span><text:span text:style-name="T7"> </text:span></text:p>
      <text:p text:style-name="Text_20_body"><text:span text:style-name="T8">SOCIO (</text:span><text:span text:style-name="T9">num_socio</text:span><text:span text:style-name="T8">, DNI, nombre, domicilio, telefono)</text:span><text:line-break/></text:p>
      <text:p text:style-name="Text_20_body"/>
      <text:p text:style-name="Text_20_body"/>
      <text:h text:style-name="P14" text:outline-level="3"><text:bookmark text:name="docs-internal-guid-47e702b1-7fff-9819-196e-19af5925e9de"/>EJERCICIO 5</text:h>
      <text:p text:style-name="P4">Un artículo compuesto puede ser un botiquín y este está compuesto de varias piezas por ejemplo 2 tijeras, 8 botes pequeños, algodón, 1 pinza, etc. Las piezas pueden estar en varios artículos, pueden estar en un botiquín, en manicura, en estuche de calzado, etc.</text:p>
      <text:p text:style-name="Text_20_body"/>
      <text:p text:style-name="P4">Un artículo lo provee un único proveedor. Un proveedor provee muchos artículos.</text:p>
      <text:p text:style-name="Text_20_body"/>
      <text:p text:style-name="P10"><text:span text:style-name="T1">PIEZA (</text:span><text:span text:style-name="T5">cod_pieza</text:span><text:span text:style-name="T1">, precio) </text:span></text:p>
      <text:p text:style-name="P10"><text:span text:style-name="T1">PIEZA_ARTICULO (cod_pieza(CA), cod_articulo(CA), cantidad)</text:span></text:p>
      <text:p text:style-name="P10"><text:span text:style-name="T1">ARTICULO</text:span><text:span text:style-name="T6"> </text:span><text:span text:style-name="T1">(</text:span><text:span text:style-name="T5">cod_articulo</text:span><text:span text:style-name="T1">, descripción, precio, cod_proveedor(CA))</text:span></text:p>
      <text:p text:style-name="P10"><text:span text:style-name="T1">PROVEEDOR (</text:span><text:span text:style-name="T5">cod_proveedor</text:span><text:span text:style-name="T1">)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line-break/><text:bookmark text:name="docs-internal-guid-83c622e1-7fff-e57a-7d73-0f36362a0d85"/><text:span text:style-name="T13">EJERCICIO 6</text:span></text:p>
      <text:p text:style-name="P3">En una factura tenemos múltiples productos. Esos productos se pueden comprar en fechas diferentes, lo que generará facturas diferentes. En una factura tenemos un único vendedor y un único cliente. Un proveedor provee múltiples artículos y un artículo puede ser de múltiples proveedores.</text:p>
      <text:p text:style-name="Text_20_body"/>
      <text:p text:style-name="P8">FACTURA (cod_vendedor, cod_cliente, cod_articulo, cantidad, precio, descripcion_articulo, nombre_cliente, numero_factura, fecha_factura, nombre_vendedor, cod_proveedor)</text:p>
      <text:h text:style-name="P13" text:outline-level="3">EJERCICIO 7</text:h>
      <text:p text:style-name="P3">Un alumno puede alquilar un libro las veces que desee en múltiples ocasiones. Un libro puede ser prestado a diferentes alumnos en diferentes fechas.</text:p>
      <text:p text:style-name="Text_20_body"/>
      <text:p text:style-name="P11">ALUMNO (DNI, apellidos, domicilio, ciudad)</text:p>
      <text:p text:style-name="P11">LIBRO (Cod_libro, titulo)</text:p>
      <text:p text:style-name="P11">PRESTAMO_LIBRO_ALUMNO (DNI, telefono_alumno, fecha_nacimiento_alumno, cod_libro, día_mes_prestamo, día_mes_devolución, autor_libro, paginas_libro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M21S</meta:editing-duration>
    <meta:editing-cycles>18</meta:editing-cycles>
    <meta:generator>OpenOffice/4.1.14$Win32 OpenOffice.org_project/4114m1$Build-9811</meta:generator>
    <dc:date>2024-10-10T13:44:17.07</dc:date>
    <dc:creator>jordi r</dc:creator>
    <meta:document-statistic meta:table-count="0" meta:image-count="0" meta:object-count="0" meta:page-count="3" meta:paragraph-count="37" meta:word-count="301" meta:character-count="2408"/>
    <meta:user-defined meta:name="Info 1"/>
    <meta:user-defined meta:name="Info 2"/>
    <meta:user-defined meta:name="Info 3"/>
    <meta:user-defined meta:name="Info 4"/>
  </office:meta>
</office:document-meta>
</file>